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fo:color="#669933"/>
    </style:style>
    <style:style style:name="ce13" style:family="table-cell" style:parent-style-name="Default">
      <style:text-properties fo:color="#669900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>
      <style:text-properties fo:color="#579d1c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ff00"/>
      <style:text-properties fo:color="#579d1c"/>
    </style:style>
    <style:style style:name="ce19" style:family="table-cell" style:parent-style-name="Default">
      <style:table-cell-properties fo:background-color="transparent"/>
      <style:text-properties fo:color="#669933"/>
    </style:style>
    <style:style style:name="ce20" style:family="table-cell" style:parent-style-name="Default">
      <style:table-cell-properties fo:background-color="#ffff00"/>
      <style:text-properties fo:color="#009900"/>
    </style:style>
    <style:style style:name="ce21" style:family="table-cell" style:parent-style-name="Default">
      <style:table-cell-properties fo:background-color="#ffff00"/>
      <style:text-properties fo:color="#006600"/>
    </style:style>
    <style:style style:name="ce22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iscuss QUIT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make #define for msgTypes (q,s etc)</text:p>
          </table:table-cell>
          <table:table-cell table:number-columns-repeated="3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ecking valid port</text:p>
          </table:table-cell>
          <table:table-cell table:number-columns-repeated="11"/>
          <table:table-cell table:style-name="ce18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1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 office:value-type="string" calcext:value-type="string">
            <text:p>writing any incorrect command shows the error message</text:p>
          </table:table-cell>
          <table:table-cell table:number-columns-repeated="11"/>
          <table:table-cell table:style-name="ce15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using 'join' if server not present with that ip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number-columns-repeated="3"/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can't use some commands if not a member of the ring – like dump in example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globally allocation for structures – like new</text:p>
          </table:table-cell>
          <table:table-cell table:number-columns-repeated="11"/>
          <table:table-cell table:style-name="ce19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8"/>
          <table:table-cell office:value-type="string" calcext:value-type="string">
            <text:p>you may want to chng quit code – if server busy</text:p>
          </table:table-cell>
          <table:table-cell table:number-columns-repeated="3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11"/>
          <table:table-cell table:style-name="ce20" office:value-type="string" calcext:value-type="string">
            <office:annotation draw:style-name="gr1" draw:text-style-name="P1" svg:width="2.899cm" svg:height="0.991cm" svg:x="32.208cm" svg:y="8.885cm" draw:caption-point-x="-0.61cm" draw:caption-point-y="1.51cm">
              <dc:date>2014-09-30T00:00:00</dc:date>
              <text:p text:style-name="P1"><text:span text:style-name="T1">Left printing keys stored</text:span></text:p>
            </office:annotation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3" office:value-type="string" calcext:value-type="string">
            <text:p>Move hash function to header file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fingerTable start entries are correct</text:p>
          </table:table-cell>
          <table:table-cell table:number-columns-repeated="9"/>
          <table:table-cell table:style-name="ce13" office:value-type="string" calcext:value-type="string">
            <text:p>Check help is showing proper commands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test in multiple systems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9:33:23.75460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30T14:20:57.488579278</dc:date>
    <meta:editing-duration>P2DT12H40M23S</meta:editing-duration>
    <meta:editing-cycles>233</meta:editing-cycles>
    <meta:generator>LibreOffice/4.2.6.3$Linux_X86_64 LibreOffice_project/420m0$Build-3</meta:generator>
    <meta:document-statistic meta:table-count="3" meta:cell-count="122" meta:object-count="0"/>
  </office:meta>
</office:document-meta>
</file>